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8eff" officeooo:paragraph-rsid="00198eff"/>
    </style:style>
    <style:style style:name="P2" style:family="paragraph" style:parent-style-name="Text_20_body" style:list-style-name="L2">
      <style:text-properties officeooo:paragraph-rsid="001db7ab"/>
    </style:style>
    <style:style style:name="P3" style:family="paragraph" style:parent-style-name="Text_20_body" style:list-style-name="L2">
      <style:text-properties officeooo:rsid="001b2044" officeooo:paragraph-rsid="001b2044"/>
    </style:style>
    <style:style style:name="P4" style:family="paragraph" style:parent-style-name="Text_20_body" style:list-style-name="L2">
      <style:text-properties officeooo:rsid="001b86d0" officeooo:paragraph-rsid="001b86d0"/>
    </style:style>
    <style:style style:name="P5" style:family="paragraph" style:parent-style-name="Text_20_body" style:list-style-name="L2">
      <style:text-properties officeooo:rsid="001db7ab" officeooo:paragraph-rsid="001db7ab"/>
    </style:style>
    <style:style style:name="P6" style:family="paragraph" style:parent-style-name="Text_20_body" style:list-style-name="L2">
      <style:text-properties officeooo:rsid="001f0dd5" officeooo:paragraph-rsid="0025c231"/>
    </style:style>
    <style:style style:name="P7" style:family="paragraph" style:parent-style-name="Text_20_body" style:list-style-name="L2">
      <style:text-properties officeooo:rsid="00204fa3" officeooo:paragraph-rsid="00204fa3"/>
    </style:style>
    <style:style style:name="P8" style:family="paragraph" style:parent-style-name="Text_20_body" style:list-style-name="L2">
      <style:text-properties officeooo:rsid="00208080" officeooo:paragraph-rsid="00208080"/>
    </style:style>
    <style:style style:name="P9" style:family="paragraph" style:parent-style-name="Text_20_body" style:list-style-name="L2">
      <style:text-properties officeooo:rsid="0021d70c" officeooo:paragraph-rsid="0021d70c"/>
    </style:style>
    <style:style style:name="P10" style:family="paragraph" style:parent-style-name="Text_20_body" style:list-style-name="L2">
      <style:text-properties officeooo:rsid="00238094" officeooo:paragraph-rsid="00238094"/>
    </style:style>
    <style:style style:name="P11" style:family="paragraph" style:parent-style-name="Text_20_body" style:list-style-name="L2">
      <style:text-properties officeooo:rsid="00246349" officeooo:paragraph-rsid="00246349"/>
    </style:style>
    <style:style style:name="P12" style:family="paragraph" style:parent-style-name="Text_20_body" style:list-style-name="L2">
      <style:text-properties officeooo:rsid="0025c231" officeooo:paragraph-rsid="0025c231"/>
    </style:style>
    <style:style style:name="P13" style:family="paragraph" style:parent-style-name="Text_20_body" style:list-style-name="L2">
      <style:text-properties officeooo:rsid="002712a6" officeooo:paragraph-rsid="00272027"/>
    </style:style>
    <style:style style:name="P14" style:family="paragraph" style:parent-style-name="Text_20_body" style:list-style-name="L2">
      <style:text-properties officeooo:rsid="00272027" officeooo:paragraph-rsid="00272027"/>
    </style:style>
    <style:style style:name="P15" style:family="paragraph" style:parent-style-name="Text_20_body" style:list-style-name="L2">
      <style:text-properties officeooo:rsid="0027adfb" officeooo:paragraph-rsid="002ccff6"/>
    </style:style>
    <style:style style:name="P16" style:family="paragraph" style:parent-style-name="Text_20_body" style:list-style-name="L3">
      <style:text-properties officeooo:paragraph-rsid="002a66f6"/>
    </style:style>
    <style:style style:name="P17" style:family="paragraph" style:parent-style-name="Text_20_body" style:list-style-name="L2">
      <style:text-properties officeooo:rsid="002f90db" officeooo:paragraph-rsid="002f90db"/>
    </style:style>
    <style:style style:name="P18" style:family="paragraph" style:parent-style-name="Text_20_body" style:list-style-name="L3">
      <style:text-properties officeooo:rsid="00317b69" officeooo:paragraph-rsid="00317b69"/>
    </style:style>
    <style:style style:name="P19" style:family="paragraph" style:parent-style-name="Text_20_body" style:list-style-name="L3">
      <style:text-properties officeooo:rsid="00389517" officeooo:paragraph-rsid="00389517"/>
    </style:style>
    <style:style style:name="P20" style:family="paragraph" style:parent-style-name="Standard" style:list-style-name="L1">
      <style:text-properties officeooo:rsid="001b2044" officeooo:paragraph-rsid="001b2044"/>
    </style:style>
    <style:style style:name="P21" style:family="paragraph" style:parent-style-name="Standard" style:list-style-name="L1">
      <style:text-properties officeooo:rsid="00198eff" officeooo:paragraph-rsid="00198eff"/>
    </style:style>
    <style:style style:name="P22" style:family="paragraph" style:parent-style-name="Standard" style:list-style-name="L1">
      <style:text-properties officeooo:rsid="00198eff" officeooo:paragraph-rsid="001cbdc8"/>
    </style:style>
    <style:style style:name="P23" style:family="paragraph" style:parent-style-name="Standard" style:list-style-name="L1">
      <style:text-properties officeooo:rsid="0027adfb" officeooo:paragraph-rsid="0027adfb"/>
    </style:style>
    <style:style style:name="P24" style:family="paragraph" style:parent-style-name="Standard" style:list-style-name="L1">
      <style:text-properties officeooo:rsid="002bc893" officeooo:paragraph-rsid="002bc893"/>
    </style:style>
    <style:style style:name="P25" style:family="paragraph" style:parent-style-name="Standard" style:list-style-name="L1">
      <style:text-properties officeooo:rsid="00317b69" officeooo:paragraph-rsid="00317b69"/>
    </style:style>
    <style:style style:name="P26" style:family="paragraph" style:parent-style-name="Standard" style:list-style-name="L1">
      <style:text-properties officeooo:rsid="0032f828" officeooo:paragraph-rsid="0032f828"/>
    </style:style>
    <style:style style:name="P27" style:family="paragraph" style:parent-style-name="Heading_20_1">
      <style:text-properties officeooo:rsid="001cb8ff" officeooo:paragraph-rsid="001cb8ff"/>
    </style:style>
    <style:style style:name="P28" style:family="paragraph" style:parent-style-name="Heading_20_1">
      <style:text-properties officeooo:rsid="001b2044" officeooo:paragraph-rsid="001b2044"/>
    </style:style>
    <style:style style:name="P29" style:family="paragraph" style:parent-style-name="Heading_20_1">
      <style:text-properties officeooo:rsid="002a66f6" officeooo:paragraph-rsid="002a66f6"/>
    </style:style>
    <style:style style:name="T1" style:family="text">
      <style:text-properties officeooo:rsid="001b86d0"/>
    </style:style>
    <style:style style:name="T2" style:family="text">
      <style:text-properties officeooo:rsid="001cb8ff"/>
    </style:style>
    <style:style style:name="T3" style:family="text">
      <style:text-properties officeooo:rsid="001cbdc8"/>
    </style:style>
    <style:style style:name="T4" style:family="text">
      <style:text-properties officeooo:rsid="001db7ab"/>
    </style:style>
    <style:style style:name="T5" style:family="text">
      <style:text-properties fo:language="en" fo:country="US"/>
    </style:style>
    <style:style style:name="T6" style:family="text">
      <style:text-properties fo:language="cs" fo:country="CZ"/>
    </style:style>
    <style:style style:name="T7" style:family="text">
      <style:text-properties fo:language="cs" fo:country="CZ" officeooo:rsid="0027adfb"/>
    </style:style>
    <style:style style:name="T8" style:family="text">
      <style:text-properties fo:language="cs" fo:country="CZ" officeooo:rsid="002ccff6"/>
    </style:style>
    <style:style style:name="T9" style:family="text">
      <style:text-properties fo:language="cs" fo:country="CZ" officeooo:rsid="002deaa9"/>
    </style:style>
    <style:style style:name="T10" style:family="text">
      <style:text-properties officeooo:rsid="001fdcc0"/>
    </style:style>
    <style:style style:name="T11" style:family="text">
      <style:text-properties officeooo:rsid="00204fa3"/>
    </style:style>
    <style:style style:name="T12" style:family="text">
      <style:text-properties officeooo:rsid="00208080"/>
    </style:style>
    <style:style style:name="T13" style:family="text">
      <style:text-properties officeooo:rsid="00219596"/>
    </style:style>
    <style:style style:name="T14" style:family="text">
      <style:text-properties officeooo:rsid="0025c231"/>
    </style:style>
    <style:style style:name="T15" style:family="text">
      <style:text-properties officeooo:rsid="00272027"/>
    </style:style>
    <style:style style:name="T16" style:family="text">
      <style:text-properties officeooo:rsid="0027adfb"/>
    </style:style>
    <style:style style:name="T17" style:family="text">
      <style:text-properties officeooo:rsid="002a0a1e"/>
    </style:style>
    <style:style style:name="T18" style:family="text">
      <style:text-properties officeooo:rsid="002a66f6"/>
    </style:style>
    <style:style style:name="T19" style:family="text">
      <style:text-properties officeooo:rsid="002f4882"/>
    </style:style>
    <style:style style:name="T20" style:family="text">
      <style:text-properties officeooo:rsid="0034554f"/>
    </style:style>
    <style:style style:name="T21" style:family="text">
      <style:text-properties officeooo:rsid="00373c9d"/>
    </style:style>
    <style:style style:name="T22" style:family="text">
      <style:text-properties officeooo:rsid="0038b02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Poznámky ke kontrole prvních 60 vět</text:h>
      <text:p text:style-name="P1">V červnu jsem si tuhle dávku zkusmo sám oanotoval, takže teď můžu vyrobit seznam rozdílů (je v příloze). V něm je vždy moje anotace nalevo od „vs.“, tvoje napravo. U featur se tam vypisují pouze ty, ve kterých jsme se lišili. Takže když má jeden z nás prázdný seznam featur '', neznamená to, že k danému slovu žádné featury nevyplnil. Znamená to pouze, že neměl nic navíc, co by ten druhý neměl.</text:p>
      <text:list xml:id="list1020514607" text:style-name="L1">
        <text:list-item>
          <text:p text:style-name="P20">Já jsem v některých případech měnil hranice vět nebo i slov. Na to rozdílový soubor upozorní, ale jednotlivá slova v daných větách už pak neporovnává. Není toho ale moc, takže pro celkový obrázek to teď není důležité.</text:p>
        </text:list-item>
        <text:list-item>
          <text:p text:style-name="P22">Některé rozdíly samozřejmě mohou být moje chyby. Třeba 1. slovo věty 12 má mít lemma „knihtiskárna“, ale já jsem tam přehlédl a nechal „Knihtiskárna“.</text:p>
        </text:list-item>
        <text:list-item>
          <text:p text:style-name="P22">Sloupec NameType (poslední mluvnická kategorie vpravo): mnohdy se lišíme v typu vlastního jména. „Giv“ znamená given name, „Sur“ znamená surname, „Geo“ znamená zeměpisný název. Jsou i jiné typy, ale tyhle jsou nejčastější. <text:span text:style-name="T21">A když to není PROPN, nemá tam být nic.</text:span></text:p>
        </text:list-item>
        <text:list-item>
          <text:p text:style-name="P21">„Gender=Masc Fem <text:s/>Sing“ (tedy několik hodnot oddělených mezerou v jednom sloupci) je sice ojedinělá chyba, ale pro pozdější zpracování dat samozřejmě dost problematická.</text:p>
        </text:list-item>
        <text:list-item>
          <text:p text:style-name="P20">U příčestí minulého (třeba „zastavili“ ve větě 17) není potřeba vyplňovat osobu, protože ta plyne až z pomocného slovesa nebo z jeho nepřítomnosti, nikoli z příčestí samotného. Není to ale žádný velký problém, můžu to vyházet automaticky. Horší by bylo, kdyby u určitého slovesa osoba chyběla.</text:p>
        </text:list-item>
        <text:list-item>
          <text:p text:style-name="P23">U slova „již“ (třeba ve větě 18) je potřeba ohlídat, aby se nepovažovalo za příslovce, pokud jde ve skutečnosti o tvar zájmena „jenž“. Pokud jde o zájmeno, má mít dále vyplněny kategorie PronType=Rel a další podle kontextu, např. Gender=Masc, Animacy=Anim, Number=Plur, Case=Nom, nebo Gender=Fem, Number=Sing, Case=Acc, PrepCase=Npr.</text:p>
        </text:list-item>
        <text:list-item>
          <text:p text:style-name="P24">Ve větě 20 „snadno“ je podle mě krátký tvar adjektiva „snadný“, nikoli příslovce „snadno“.</text:p>
        </text:list-item>
        <text:list-item>
          <text:p text:style-name="P25">Věta 27: Přikláněl bych se k tomu, že „Jasnosti“ není vlastní jméno, přestože se to píše s velkým písmenem. (Tušíš, jestli o tom něco říká česká mluvnice? Já ne.) Každopádně pozor, máš tam Case=Vok, ale správně je Case=Voc.</text:p>
        </text:list-item>
        <text:list-item>
          <text:p text:style-name="P26">Věta 30: Pozor na rozdíl mezi „tu“ jako tvar zájmena/DET „ten“ a příslovce „tu“. Mám pocit, že to tam bylo víckrát a ta automatická analýza většinou odhadla DET, přestože to obvykle mělo být ADV.</text:p>
        </text:list-item>
      </text:list>
      <text:h text:style-name="P29" text:outline-level="1">Nemám jasno, co s tím</text:h>
      <text:list xml:id="list1862391951" text:style-name="L3">
        <text:list-item>
          <text:p text:style-name="P18">Jaké má být lemma slova, jehož moderní tvar se liší pravopisem (např s/z) nebo třeba samohláskou v kmeni („mohútný“ vs. „mohutný“, „úzda“ vs. „uzda“, „<text:span text:style-name="T20">dvéře“ vs. „dveře“</text:span>)? Máme pouze odstranit skloňování/časování, nebo také normalizovat pravopis? Zatím nechávám historický tvar. (Ale pozor, to se netýká archaických dlouhých infinitivů, kde je změna v koncovce, viz níže.)</text:p>
        </text:list-item>
        <text:list-item>
          <text:p text:style-name="P16">„<text:span text:style-name="T18">oči“ … v plurálu automatická analýza navrhuje Gender=Fem, přestože v singuláru je „oko“ Gender=Neut; předpokládám, že je to mj. kvůli shodě („oči mrkly“, nikoliv „oči mrkla“). Na druhou stranu bychom mohli říct, že Number=Dual. To už automatická analýza nevnucuje, takže v jiných českých korpusech to tak asi není. Ale dalo by se tím najevo, že stejně normální shodu čekat nemůžeme. (Slovesnému tvaru už bych nechal Number=Plur.)</text:span></text:p>
        </text:list-item>
        <text:list-item>
          <text:p text:style-name="P19">Co s číslovkami vysokých hodnot („tisíc“, „milión“, „miliarda“), viz níže.</text:p>
        </text:list-item>
      </text:list>
      <text:h text:style-name="P28" text:outline-level="1"><text:soft-page-break/>Poznámky <text:span text:style-name="T2">k vyplňování a</text:span> k možným automatickým kontrolám</text:h>
      <text:list xml:id="list3506074874" text:style-name="L2">
        <text:list-item>
          <text:p text:style-name="P3">NOUN musí mít Gender, Number, Case, Polarity. Animacy musí mít, pokud Gender=Masc. Může mít NameType.</text:p>
        </text:list-item>
        <text:list-item>
          <text:p text:style-name="P3">ADJ musí mít Gender, Number, Case, Degree, Polarity (i adjektiva, která se nestupňují, mají Degree=Pos). Animacy musí mít, pokud Gender=Masc. <text:span text:style-name="T22">Pozor, níže jsou uvedeny některé zvláštní typy adjektiv, které mají odlišný repertoár rysů.</text:span></text:p>
        </text:list-item>
        <text:list-item>
          <text:p text:style-name="P2"><text:span text:style-name="T4">Osobní zájmena mají samostatné lemma pro každou osobu: „já“, „ty“, „on“. Čili zájmeno „vy“ se anotuje jako tvar lemmatu „ty“. Lemma „on“ je společné pro tvary „on, ona, ono, oni, ony“ a všechny jejich tvary v dalších pádech. Musí být vyplněno PronType=Prs, Person, Number, Case, u 3. osoby navíc Gender a v jiném než 1. pádě také PrepCase (PrepCase=Npr … „jich“; PrepCase=Pre … „nich“). Krátké tvary („ho“ místo „jeho“, „mu“ místo „jemu“, „mě“ místo „mne“, „mi“ místo „mně“, „tě“ místo „tebe“, „ti“ místo „tobě“) mají Variant=Short.</text:span></text:p>
        </text:list-item>
        <text:list-item>
          <text:p text:style-name="P4">Zájmeno „se“ má lemma „se“, PRON, Case=Acc, PronType=Prs, Reflex, Variant=Short. <text:span text:style-name="T3">Další reflexiva mají také lemma „se“ (kromě přivlastňovacích, ta mají lemma „svůj“), ale jiný pád; dlouhé tvary vynechávají Variant=Short (nemají ani Variant=Long).</text:span> Naproti tomu předložka „se“ má lemma „s“, Case=Ins, AdpType=Voc.</text:p>
        </text:list-item>
        <text:list-item>
          <text:p text:style-name="P5">Přivlastňovací zájmena mají jako lemma nominativ singuláru mužského rodu (např. „můj“), <text:span text:style-name="T16">jejich UPOS značka je DET.</text:span> Vždy mají vyplněno PronType=Prs, Poss, reflexivní „svůj“ navíc ještě Reflex. Rys Person označuje osobu vlastníka, rysy Gender<text:span text:style-name="T5">[psor] </text:span><text:span text:style-name="T6">a Number</text:span><text:span text:style-name="T5">[psor] </text:span><text:span text:style-name="T6">označují rod a číslo vlastníka, zatímco rysy Case, Gender a Number vyjadřují shodu s vlastněným substantivem. </text:span><text:span text:style-name="T8">Z toho vyplývá, že zájmeno „její“ má lemma „její“, nikoli „jeho“ (protože ten rod, kterým se „jeho“ a „její“ liší, je inherentní rod vlastníka, nikoli rod zděděný od přivlastňovaného substantiva). Podobně zájmeno „jejich“ je samostatné lemma, nikoli tvar lemmatu „jeho“.</text:span></text:p>
        </text:list-item>
        <text:list-item>
          <text:p text:style-name="P11"><text:span text:style-name="T6">Zájmena ukazovací (Dem: „ten“), tázací/vztažná (Int,Rel: „kdo“), </text:span><text:span text:style-name="T7">vztažná (Rel: „jenž“),</text:span><text:span text:style-name="T6"> neurčitá (Ind: „někdo“), univerzální (Tot: „každý“), záporná (Neg: „nikdo“), zdůrazňovací (Emp: „sám“): pokud to má různé tvary pro různé rody (např. „ten“, „ta“, „to“; „který“, „která“, „které“), dostane to UPOS značku DET. Pokud to má jen jeden rod nebo je to bezrodé („kdo“, „co“), dostane to značku PRON.</text:span></text:p>
        </text:list-item>
        <text:list-item>
          <text:p text:style-name="P15"><text:span text:style-name="T6">Zájmeno přivlastňovací vztažné („jehož“, „jejíž“, „jejichž“) má PronType=Rel, </text:span><text:span text:style-name="T9">k tomu vyplněné</text:span><text:span text:style-name="T6"> Poss a příslušné další rysy od obou typů. </text:span><text:span text:style-name="T8">Podobně jako u osobních přivlastňovacích zájmen jsou to tři různá lemmata („jehož“, „jejíž“, „jejichž“), nikoli jedno. UPOS značka je DET, přestože tvary jednotlivých rodů se v nominativu neliší (ale např. v dativu máme „jejímuž otci“ vs. „jejíž matce“). U „jehož“ a „jejichž“ se tvary neliší v žádném pádě, ale pro jednotnost necháváme taky DET.</text:span></text:p>
        </text:list-item>
        <text:list-item>
          <text:p text:style-name="P15"><text:span text:style-name="T6">Zájmeno „čí“ je taky přivlastňovací (Poss), ale PronType=Int,Rel. A jeho UPOS značka je DET, přestože tvary jednotlivých rodů se v nominativu neliší (ale např. v dativu máme „čímu muži“ vs. „čí ženě“).</text:span></text:p>
        </text:list-item>
        <text:list-item>
          <text:p text:style-name="P4"><text:soft-page-break/>Základní číslovka má NUM, Gender, Number („dva“: Plur), Case, NumType=Card, NumForm=Word, NumValue=1,2,3 <text:span text:style-name="T14">(to jen pro hodnoty menší než 5). V ostatních českých korpusech jsou nějaké zvláštní zvyklosti ohledně vysokých hodnot („tisíc“, „milión“, „miliarda“), se kterými se někdy zachází jako se substantivy. Nemám zatím jasno, jakých pravidel bychom se měli držet my. Ale slova jako „padesátka“, „stovka“ jsou každopádně substantiva. Na druhou stranu jmenovatele zlomků („polovina“, „třetina“, „čtvrtina“) jsou zatím vedeny jako NUM, NumType=Frac, což je dědictví z Pražského závislostního korpusu, ale nejsem přesvědčen, že je to dobrý nápad. Zatím to tak budeme dělat, díky tomu NumType=Frac je později snadno poznám, pokud bych to chtěl předělat na substantiva.</text:span></text:p>
        </text:list-item>
        <text:list-item>
          <text:p text:style-name="P11">Druhová číslovka pro pomnožná substantiva a <text:span text:style-name="T14">počet</text:span> n-tic („jedny“, „dvoje“, „troje“, „čtvery“) má také NUM, ale NumType=Sets.</text:p>
        </text:list-item>
        <text:list-item>
          <text:p text:style-name="P12">Druhová číslovka, která se pojí s genitivem a vyjadřuje n-tici („dvé“, „tré“, „čtvero“) má NUM a NumType=Card. Naproti tomu slova jako „dvojice“, „trojice“, „čtveřice“ už jsou substantiva (NOUN, viz výše).</text:p>
        </text:list-item>
        <text:list-item>
          <text:p text:style-name="P11">Řadové číslovky („první“, „druhý“) mají ADJ, NumType=Ord, Gender, Number, Case. Na rozdíl od obyčejných adjektiv nemají Degree a Polarity.</text:p>
        </text:list-item>
        <text:list-item>
          <text:p text:style-name="P11">Kromě toho ale existují příslovečné řadové číslovky („poprvé“, „podruhé“), ty mají ADV, NumType=Ord.</text:p>
        </text:list-item>
        <text:list-item>
          <text:p text:style-name="P11">Násobné číslovky („jedenkrát“, „dvakrát“) mají ADV, NumType=Mult.</text:p>
        </text:list-item>
        <text:list-item>
          <text:p text:style-name="P11">Kromě toho ale existují číslovky, které lze prohlásit za adjektivní násobné, i když v české mluvnici se myslím řadí pod druhové: „dvojí“, „trojí“, „čtverý“. Ty mají dostat ADJ, NumType=Mult, <text:span text:style-name="T14">Gender, Number, Case.</text:span></text:p>
        </text:list-item>
        <text:list-item>
          <text:p text:style-name="P13">Zájmenné číslovky („kolik“, „kolikátý“, „kolikerý“, „kolikrát“…) lze roztřídit do slovních druhů a NumType podle výše uvedených pravidel, ale:</text:p>
          <text:list>
            <text:list-item>
              <text:p text:style-name="P14">Pokud z výše uvedeného vyplyne slovní druh NUM nebo ADJ, dá se místo něj DET. Pokud vyplyne ADV, nechá se ADV.</text:p>
            </text:list-item>
            <text:list-item>
              <text:p text:style-name="P13"><text:span text:style-name="T15">N</text:span>avíc mají <text:span text:style-name="T15">vyplněný</text:span> PronType („kolik“ … PronType=Int,Rel; „tolik“ … PronType=Dem; „několik“ … PronType=Ind atd.)</text:p>
            </text:list-item>
          </text:list>
        </text:list-item>
        <text:list-item>
          <text:p text:style-name="P7">AUX je určeno pro tvary slovesa „být“ včetně podmiňovacího „bych“, „bys“, „by“, „bychom“, „byste“. V ostatních českých korpusech se některé výskyty slovesa „být“ nepovažují za pomocné a mají VERB místo AUX, ale asi to do budoucna bude všude AUX, tak to tady můžeme sjednotit hned. Ostatní slovesa (včetně modálních) mají VERB. Pokud jde o featury, AUX má podobný repertoár a pravidla jako VERB. Podmiňovací pomocné tvary mají <text:span text:style-name="T14">VerbForm=Fin, </text:span>Mood=Cnd (zatímco příčestí plnovýznamového slovesa žádný Mood nemá).</text:p>
        </text:list-item>
        <text:list-item>
          <text:p text:style-name="P17">Lemma pro VERB a AUX je vždy infinitiv končící na „-t“ nebo „-ci“. V textech z 19. století se zřejmě infinitivy na „-t“ nebudou vyskytovat, tj. povrchový tvar bude končit na „-ti“, ale lemma má i tak být ten krátký tvar na „-t“.</text:p>
        </text:list-item>
        <text:list-item>
          <text:p text:style-name="P6"><text:soft-page-break/>VERB / určitý tvar má VerbForm=Fin, Aspect, Mood, Voice=Act, Person, Number, Polarity. <text:span text:style-name="T14">V imperativu není vyplněn Tense, zatímco v indikativu ano. (Obvykle Tense=Pres, </text:span>výjimečně Fut: „budu“, „pojedu“, ale už ne třeba „uvidím“, <text:span text:style-name="T10">tam se dává Pres. To „pojedu“ je výjimka proto, že skutečný přítomný tvar existuje a liší se: „jedu“. Pokud ale tvar, který je utvořen jako přítomný, má význam budoucího, protože jde o dokonavé sloveso, tak se nechává Tense=Pres.</text:span>)</text:p>
        </text:list-item>
        <text:list-item>
          <text:p text:style-name="P3">VERB / příčestí minulé („zastavili“) musí mít Gender, Number, VerbForm=Part, Aspect, Tense=Past, Voice=Act, Polarity. Animacy musí mít, pokud Gender=Masc <text:span text:style-name="T1">a Number=Plur, jinak ji mít nemá</text:span>.</text:p>
        </text:list-item>
        <text:list-item>
          <text:p text:style-name="P8">VERB / přechodník („odplivna“) musí mít Number, VerbForm=Conv, Aspect, Tense (Pres/Past), Voice=Act, Polarity. <text:span text:style-name="T17">Gender musí mít, pokud Number=Sing, v plurálu zůstane nevyplněn.</text:span></text:p>
        </text:list-item>
        <text:list-item>
          <text:p text:style-name="P7">ADJ / příčestí trpné („začazeny“): v UD značíme dlouhé i krátké tvary („začazený“ i „začazen“) jako adjektiva (nikoli slovesa), ale přidáváme k nim VerbForm=Part; lemma je pro oba tvary ten dlouhý tvar, zde „začazený“. Musí mít Gender, Number, Case, VerbForm=Part, Aspect, Voice=Pass, Polarity. Animacy musí mít, pokud Gender=Masc a Number=Plur, jinak ji mít nemá. <text:span text:style-name="T12">Na rozdíl od obyčejných adjektiv nemá vyplněn Degree.</text:span> Krátké tvary mají navíc Variant=Short.</text:p>
        </text:list-item>
        <text:list-item>
          <text:p text:style-name="P8">ADJ / přídavné jméno slovesné („padající“, „upadnuvší“) musí mít Gender, Number, Case, VerbForm=Part, Aspect, Tense (Pres/Past), Voice=Act, Polarity.<text:span text:style-name="T11"> Animacy musí mít, pokud Gender=Masc a Number=Plur, jinak ji mít nemá. </text:span>Na rozdíl od obyčejných adjektiv nemá vyplněn Degree. <text:span text:style-name="T13">Poznámka: tvary odvozené od l-ového příčestí („spadlý“) už se považují za obyčejná adjektiva a nemají ani VerbForm=Part, Aspect, Tense a Voice.</text:span></text:p>
        </text:list-item>
        <text:list-item>
          <text:p text:style-name="P4">Stupňovatelné příslovce (např. „hustě“) má ADV, Degree, Polarity.</text:p>
        </text:list-item>
        <text:list-item>
          <text:p text:style-name="P9">Zájmenné příslovce („kde“, „kam“, „kdy“, „jak“; „tady“, „tam“, „teď“; „někde“, „nikde“, „všude“…) nemá Degree a Polarity, zato má PronType. UPOS značka je ADV (nikoli PRON).</text:p>
        </text:list-item>
        <text:list-item>
          <text:p text:style-name="P3">ADP musí mít Case (valenční) a AdpType<text:span text:style-name="T19">=Prep pro běžnou předložku, AdpType=Voc pro vokalizovanou („ke“, „ku“, „se“, „ve“, „ze“, „přede“, …)</text:span>.</text:p>
        </text:list-item>
        <text:list-item>
          <text:p text:style-name="P3">X může mít Foreign.</text:p>
        </text:list-item>
        <text:list-item>
          <text:p text:style-name="P10">Asi všechny slovní druhy mohou mít Abb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Zeman</meta:initial-creator>
    <meta:creation-date>2019-10-20T21:38:25.073000000</meta:creation-date>
    <dc:date>2019-10-22T17:37:04.767000000</dc:date>
    <dc:creator>Daniel Zeman</dc:creator>
    <meta:editing-duration>PT2H9M1S</meta:editing-duration>
    <meta:editing-cycles>28</meta:editing-cycles>
    <meta:generator>LibreOffice/5.3.1.2$Windows_X86_64 LibreOffice_project/e80a0e0fd1875e1696614d24c32df0f95f03deb2</meta:generator>
    <meta:document-statistic meta:table-count="0" meta:image-count="0" meta:object-count="0" meta:page-count="4" meta:paragraph-count="46" meta:word-count="1699" meta:character-count="11087" meta:non-whitespace-character-count="9475"/>
  </office:meta>
</office:document-meta>
</file>